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orts.addImport( String qualified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mports.contains( String qualified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s.getIm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s.Imports( String packag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s.Im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mports.addImports( Imports newImpor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